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officeooo:rsid="0006b3bd" officeooo:paragraph-rsid="0006b3bd" style:font-size-asian="15.75pt" style:font-size-complex="18pt"/>
    </style:style>
    <style:style style:name="P2" style:family="paragraph" style:parent-style-name="Standard">
      <style:paragraph-properties fo:text-align="start" style:justify-single-word="false"/>
      <style:text-properties style:font-name="FreeSans" fo:font-size="12pt" officeooo:rsid="0006b3bd" officeooo:paragraph-rsid="0006b3bd" style:font-size-asian="10.5pt" style:font-size-complex="12pt"/>
    </style:style>
    <style:style style:name="P3" style:family="paragraph" style:parent-style-name="Standard" style:list-style-name="L1">
      <style:paragraph-properties fo:text-align="start" style:justify-single-word="false"/>
      <style:text-properties style:font-name="FreeSans" fo:font-size="12pt" officeooo:rsid="0006b3bd" officeooo:paragraph-rsid="0006b3bd" style:font-size-asian="10.5pt" style:font-size-complex="12pt"/>
    </style:style>
    <style:style style:name="P4" style:family="paragraph" style:parent-style-name="Standard" style:list-style-name="L2">
      <style:paragraph-properties fo:text-align="start" style:justify-single-word="false"/>
      <style:text-properties style:font-name="FreeSans" fo:font-size="12pt" officeooo:rsid="0006b3bd" officeooo:paragraph-rsid="0006b3bd" style:font-size-asian="10.5pt" style:font-size-complex="12pt"/>
    </style:style>
    <style:style style:name="P5" style:family="paragraph" style:parent-style-name="Standard">
      <style:paragraph-properties fo:text-align="start" style:justify-single-word="false"/>
      <style:text-properties style:font-name="FreeSans" fo:font-size="12pt" officeooo:rsid="000839b8" officeooo:paragraph-rsid="000839b8" style:font-size-asian="10.5pt" style:font-size-complex="12pt"/>
    </style:style>
    <style:style style:name="P6" style:family="paragraph" style:parent-style-name="Standard">
      <style:paragraph-properties fo:text-align="center" style:justify-single-word="false"/>
      <style:text-properties style:font-name="FreeSans" fo:font-size="10pt" officeooo:rsid="000e96c5" officeooo:paragraph-rsid="000e96c5" style:font-size-asian="8.75pt" style:font-size-complex="10pt"/>
    </style:style>
    <style:style style:name="P7" style:family="paragraph" style:parent-style-name="Standard">
      <style:paragraph-properties fo:text-align="center" style:justify-single-word="false"/>
      <style:text-properties style:font-name="FreeSans" fo:font-size="13pt" fo:font-weight="bold" officeooo:rsid="000e96c5" officeooo:paragraph-rsid="000e96c5" style:font-size-asian="13pt" style:font-weight-asian="bold" style:font-size-complex="13pt" style:font-weight-complex="bold"/>
    </style:style>
    <style:style style:name="T1" style:family="text">
      <style:text-properties officeooo:rsid="000839b8"/>
    </style:style>
    <style:style style:name="T2" style:family="text">
      <style:text-properties officeooo:rsid="00092982"/>
    </style:style>
    <style:style style:name="T3" style:family="text">
      <style:text-properties officeooo:rsid="000c3f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ke Indicator System</text:p>
      <text:p text:style-name="P7">Team Akos</text:p>
      <text:p text:style-name="P6">Michael Droogleever, Elliot Fosong, Patrick Szmucer</text:p>
      <text:p text:style-name="P1"/>
      <text:list xml:id="list8016554400823723169" text:style-name="L1">
        <text:list-item>
          <text:p text:style-name="P3">System which allows cyclists to indicate to road users using lights without fixing anything to their bicycle other than their phone</text:p>
        </text:list-item>
        <text:list-item>
          <text:p text:style-name="P3">Simple interface on phone controls which lights are flashing.</text:p>
        </text:list-item>
        <text:list-item>
          <text:p text:style-name="P3">Cyclist can indicate left and right, and signal that they are about to brake.</text:p>
        </text:list-item>
        <text:list-item>
          <text:p text:style-name="P3">Aim to improve communication between cyclists and other road users, reducing the number of traffic accidents.</text:p>
        </text:list-item>
      </text:list>
      <text:p text:style-name="P2"/>
      <text:p text:style-name="P5">Our project took aspects from the 'blinking led' example and the 'GATT example' file. We built on these by firstly adding more buttons to our EVOThings mobile app in an intuitive layout. Then we devised a way to get the buttons to have different output signals which did different things when detected by the blenano device. We also had to modify the way the blinking LED code worked so that we could toggle the blinking itself, rather than just the <text:span text:style-name="T2">LED. </text:span><text:s/></text:p>
      <text:p text:style-name="P2"/>
      <text:p text:style-name="P2">Initially our idea was to have the device automatically detect when the rider was braking, so that the rider would not have to manually signal to other road users. This would be achieved by looking at data from the phone's accelerometer. After some tests, we found many problems with this idea:</text:p>
      <text:list xml:id="list938762560282815948" text:style-name="L2">
        <text:list-item>
          <text:p text:style-name="P4">Need to account for acceleration due to gravity</text:p>
        </text:list-item>
        <text:list-item>
          <text:p text:style-name="P4">Acceleration data is too noisy</text:p>
        </text:list-item>
        <text:list-item>
          <text:p text:style-name="P4">Difficult to distinguish between 'positive' acceleration and acceleration due to the rider braking</text:p>
        </text:list-item>
        <text:list-item>
          <text:p text:style-name="P4">Too many cases where similar accelerations to braking accelerations would be experienced by the phone</text:p>
        </text:list-item>
      </text:list>
      <text:p text:style-name="P2">Other problems included difficulties with getting certain pins (P0_8, P0_9, P0_10 and P0_11) to output in the way we wanted, <text:span text:style-name="T3">and</text:span> <text:span text:style-name="T1">getting to grips with the mbed system.</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N. Fosong</meta:initial-creator>
    <meta:creation-date>2015-10-25T09:33:17.377391231</meta:creation-date>
    <dc:date>2015-10-25T11:40:40.134962517</dc:date>
    <dc:creator>E.I.N. Fosong</dc:creator>
    <meta:editing-duration>PT1H49M51S</meta:editing-duration>
    <meta:editing-cycles>5</meta:editing-cycles>
    <meta:generator>LibreOffice/4.2.6.3$Linux_X86_64 LibreOffice_project/420$Build-3</meta:generator>
    <meta:document-statistic meta:table-count="0" meta:image-count="0" meta:object-count="0" meta:page-count="1" meta:paragraph-count="14" meta:word-count="280" meta:character-count="1660" meta:non-whitespace-character-count="1400"/>
  </office:meta>
</office:document-meta>
</file>